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a1" style:family="table">
      <style:table-properties style:width="8.001cm" table:align="right" style:may-break-between-rows="true"/>
    </style:style>
    <style:style style:name="Tabla1.A" style:family="table-column">
      <style:table-column-properties style:column-width="5.345cm"/>
    </style:style>
    <style:style style:name="Tabla1.B" style:family="table-column">
      <style:table-column-properties style:column-width="2.656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text-properties officeooo:paragraph-rsid="00025513"/>
    </style:style>
    <style:style style:name="P6" style:family="paragraph" style:parent-style-name="Text_20_body">
      <style:text-properties style:text-underline-style="solid" style:text-underline-width="auto" style:text-underline-color="font-color" officeooo:rsid="0004e49c" officeooo:paragraph-rsid="0004e49c"/>
    </style:style>
    <style:style style:name="P7" style:family="paragraph" style:parent-style-name="Text_20_body">
      <style:text-properties officeooo:paragraph-rsid="000b5ba6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officeooo:paragraph-rsid="000b0ef6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0c2f27"/>
    </style:style>
    <style:style style:name="T1" style:family="text">
      <style:text-properties officeooo:rsid="0003844d"/>
    </style:style>
    <style:style style:name="T2" style:family="text">
      <style:text-properties officeooo:rsid="000b5b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trabajo in objects"&gt;</text:placeholder></text:p>
      <text:p text:style-name="P1"/>
      <text:p text:style-name="P4"/>
      <text:p text:style-name="P9"><text:span text:style-name="T1">Orden de Trabajo</text:span> N°: <text:placeholder text:placeholder-type="text">&lt;trabajo.reference&gt;</text:placeholder></text:p>
      <text:p text:style-name="P4"/>
      <text:p text:style-name="Text_20_body">Description: <text:placeholder text:placeholder-type="text">&lt;trabajo.description or ''&gt;</text:placeholder></text:p>
      <text:p text:style-name="P7"><text:span text:style-name="T2">Cantidad Confirmada: </text:span><text:span text:style-name="T2"><text:placeholder text:placeholder-type="text">&lt;trabajo.cantidad_confirmada or ''&gt;</text:placeholder></text:span></text:p>
      <text:p text:style-name="Text_20_body">Date: <text:placeholder text:placeholder-type="text">&lt;format_date(trabajo.sale_date, trabajo.party.lang, date=True) if trabajo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trabajo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3"><text:placeholder text:placeholder-type="text">&lt;line.product.name&gt;</text:placeholder></text:p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D5" office:value-type="string">
            <text:p text:style-name="P2"><text:placeholder text:placeholder-type="text">&lt;line.quantity&gt;</text:placeholder></text:p>
          </table:table-cell>
          <table:table-cell table:style-name="Table1.D5" office:value-type="string">
            <text:p text:style-name="P2"><text:placeholder text:placeholder-type="text">&lt;line.unit_price&gt;</text:placeholder></text:p>
          </table:table-cell>
          <table:table-cell table:style-name="Table1.D5" office:value-type="string">
            <text:p text:style-name="P3"/>
            <text:p text:style-name="P3"/>
            <text:p text:style-name="P3"/>
          </table:table-cell>
          <table:table-cell table:style-name="Table1.E8" office:value-type="string">
            <text:p text:style-name="P15"><text:placeholder text:placeholder-type="text">&lt;format_currency(line.amount, trabajo.party.lang, currency=trabajo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2"><text:placeholder text:placeholder-type="text">&lt;format_currency(line.amount, trabajo.party.lang, currency=trabajo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office:value-type="string">
                  <text:p text:style-name="P10">Total:</text:p>
                </table:table-cell>
                <table:table-cell table:style-name="Tabla1.B1" office:value-type="string">
                  <text:p text:style-name="P2"><text:placeholder text:placeholder-type="text">&lt;format_currency(trabajo.total_amount, trabajo.party.lang, currency=trabajo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ext:p text:style-name="P6">Observaciones</text:p>
      <text:p text:style-name="P5"><text:placeholder text:placeholder-type="text">&lt;for each="obs in (trabajo.observaciones or '').split('\n')"&gt;</text:placeholder></text:p>
      <text:p text:style-name="P5"><text:placeholder text:placeholder-type="text">&lt;obs&gt;</text:placeholder></text:p>
      <text:p text:style-name="P5"><text:placeholder text:placeholder-type="text">&lt;/for&gt;</text:placeholder></text:p>
      <text:p text:style-name="Text_20_body"/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3" meta:paragraph-count="46" meta:word-count="105" meta:character-count="1147" meta:non-whitespace-character-count="1088"/>
    <meta:user-defined meta:name="Info 1"/>
    <meta:user-defined meta:name="Info 2"/>
    <meta:user-defined meta:name="Info 3"/>
    <meta:user-defined meta:name="Info 4"/>
  </office:meta>
</office:document-meta>
</file>